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C80000006421FE7E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1.333cm" style:rel-column-width="43690*"/>
    </style:style>
    <style:style style:name="Tableau1.B" style:family="table-column">
      <style:table-column-properties style:column-width="5.667cm" style:rel-column-width="21845*"/>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able_20_Contents">
      <style:text-properties officeooo:paragraph-rsid="001284b8"/>
    </style:style>
    <style:style style:name="P3" style:family="paragraph" style:parent-style-name="Standard">
      <style:paragraph-properties fo:text-align="end" style:justify-single-word="false"/>
    </style:style>
    <style:style style:name="P4" style:family="paragraph" style:parent-style-name="Table_20_Heading">
      <style:text-properties style:use-window-font-color="true" fo:background-color="transparen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string" office:string-value="Invoice.Amount" text:name="py3o.item.Amount"/>
        <text:user-field-decl office:value-type="string" office:string-value="Invoice.Currency" text:name="py3o.item.Currency"/>
        <text:user-field-decl office:value-type="string" office:string-value="Invoice.Reference" text:name="py3o.item.InvoiceRef"/>
        <text:user-field-decl office:value-type="string" office:string-value="Line Value 1" text:name="py3o.line.val1"/>
        <text:user-field-decl office:value-type="string" office:string-value="Line Value 2" text:name="py3o.line.val2"/>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table-column table:style-name="Tableau1.B"/>
        <table:table-header-rows>
          <table:table-row>
            <table:table-cell table:style-name="Tableau1.A1" table:number-columns-spanned="2" office:value-type="string">
              <text:p text:style-name="P4">Column Heading</text:p>
            </table:table-cell>
            <table:covered-table-cell/>
          </table:table-row>
        </table:table-header-rows>
        <table:table-row>
          <table:table-cell table:style-name="Tableau1.A4" table:number-columns-spanned="2" office:value-type="string">
            <text:p text:style-name="Table_20_Contents"/>
          </table:table-cell>
          <table:covered-table-cell/>
        </table:table-row>
        <table:table-row>
          <table:table-cell table:style-name="Tableau1.A3" table:number-columns-spanned="2" office:value-type="string">
            <text:p text:style-name="P2"><text:a xlink:type="simple" xlink:href="py3o://for=%22line%20in%20items%22">for="line in items"</text:a></text:p>
            <text:p text:style-name="Table_20_Contents"><text:user-field-get text:name="py3o.line.val1">Line Value 1</text:user-field-get></text:p>
            <text:p text:style-name="P2">Some hard coded text</text:p>
            <text:p text:style-name="P2"><text:user-field-get text:name="py3o.line.val3">Line Value 3</text:user-field-get></text:p>
            <text:p text:style-name="P2">--</text:p>
            <text:p text:style-name="P2"><text:a xlink:type="simple" xlink:href="py3o:///for">/for</text:a></text:p>
          </table:table-cell>
          <table:covered-table-cell/>
        </table:table-row>
        <table:table-row>
          <table:table-cell table:style-name="Tableau1.A4" table:number-columns-spanned="2" office:value-type="string">
            <text:p text:style-name="Table_20_Contents"/>
          </table:table-cell>
          <table:covered-table-cell/>
        </table:table-row>
        <table:table-row>
          <table:table-cell table:style-name="Tableau1.A5" office:value-type="string">
            <text:p text:style-name="P1">Total :</text:p>
          </table:table-cell>
          <table:table-cell table:style-name="Tableau1.B5" office:value-type="string">
            <text:p text:style-name="Table_20_Contents"><text:user-field-get text:name="py3o.document.total">document.total</text:user-field-get></text:p>
          </table:table-cell>
        </table:table-row>
      </table:table>
      <text:p text:style-name="Standard"/>
      <text:p text:style-name="Standard">We are remitting you <text:span text:style-name="T2">the following invoices</text:span>:</text:p>
      <text:p text:style-name="Standard"><text:a xlink:type="simple" xlink:href="py3o://for=%22item%20in%20items%22">for="item in items"</text:a></text:p>
      <text:p text:style-name="Standard"><text:a xlink:type="simple" xlink:href="py3o://if=%22item.InvoiceRef=='#1234'%22">if="item.InvoiceRef=='#1234'"</text:a></text:p>
      <text:p text:style-name="Standard">Invoice <text:user-field-get text:name="py3o.item.InvoiceRef">Invoice.Reference</text:user-field-get> for a total of <text:user-field-get text:name="py3o.item.Amount">Invoice.Amount</text:user-field-get> <text:user-field-get text:name="py3o.item.Currency">Invoice.Currency</text:user-field-get></text:p>
      <text:p text:style-name="Standard"><text:a xlink:type="simple" xlink:href="py3o:///if">/if</text:a></text:p>
      <text:p text:style-name="Standard"><text:a xlink:type="simple" xlink:href="py3o:///for">/for</text:a></text:p>
      <text:p text:style-name="Standard"/>
      <text:p text:style-name="Standard"/>
      <text:p text:style-name="P3">Best regards</text:p>
      <text:p text:style-name="P3">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py3o.staticimage.logo" text:anchor-type="as-char" svg:width="4.369cm" svg:height="1.981cm" draw:z-index="0"><draw:image xlink:href="Pictures/10000201000000C80000006421FE7E15.png" xlink:type="simple" xlink:show="embed" xlink:actuate="onLoad"/></draw:frame></text:p>
      </style:header>
      <style:footer>
        <text:user-field-decls>
          <text:user-field-decl office:value-type="string" office:string-value="document.total" text:name="py3o.document.total"/>
        </text:user-field-decls>
        <text:p text:style-name="Footer"><text:user-field-get text:name="py3o.document.total">document.total</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Florent Aide</meta:initial-creator>
    <meta:creation-date>2010-09-07T17:55:48</meta:creation-date>
    <dc:date>2015-06-11T17:11:22.996707606</dc:date>
    <dc:language>en-GB</dc:language>
    <meta:editing-cycles>23</meta:editing-cycles>
    <meta:editing-duration>PT3H2M4S</meta:editing-duration>
    <dc:creator>Florent Aide</dc:creator>
    <meta:document-statistic meta:table-count="1" meta:image-count="1" meta:object-count="0" meta:page-count="1" meta:paragraph-count="21" meta:word-count="168" meta:character-count="931" meta:non-whitespace-character-count="783"/>
    <meta:user-defined meta:name="Info 1"/>
    <meta:user-defined meta:name="Info 2"/>
    <meta:user-defined meta:name="Info 3"/>
    <meta:user-defined meta:name="Info 4"/>
  </office:meta>
</office:document-meta>
</file>